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117a" officeooo:paragraph-rsid="00171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na</text:p>
      <text:p text:style-name="P1">Yolanda</text:p>
      <text:p text:style-name="P1">Nicolás</text:p>
      <text:p text:style-name="P1">Carlos</text:p>
      <text:p text:style-name="P1">Marta</text:p>
      <text:p text:style-name="P1">Álvaro</text:p>
      <text:p text:style-name="P1">Francisco</text:p>
      <text:p text:style-name="P1">Irene</text:p>
      <text:p text:style-name="P1">Javier</text:p>
      <text:p text:style-name="P1">Lorenzo</text:p>
      <text:p text:style-name="P1">Gabriela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9T14:46:01.134000000</meta:creation-date>
    <dc:date>2020-12-19T17:45:11.061000000</dc:date>
    <meta:editing-duration>PT2H47M45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1" meta:word-count="11" meta:character-count="71" meta:non-whitespace-character-count="71"/>
  </office:meta>
</office:document-meta>
</file>